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 fo:text-align="center" fo:background-color="#FFFFFF" style:page-number="1"/>
    </style:style>
    <style:style style:name="T2" style:parent-style-name="Policepardéfaut" style:family="text">
      <style:text-properties style:font-name="Inter" style:font-name-asian="Inter" style:font-name-complex="Inter"/>
    </style:style>
    <style:style style:name="T3" style:parent-style-name="Policepardéfaut" style:family="text">
      <style:text-properties style:font-name="Inter" style:font-name-asian="Inter" style:font-name-complex="Inter" fo:font-style="italic" style:font-style-asian="italic"/>
    </style:style>
    <style:style style:name="P4" style:parent-style-name="Standard" style:family="paragraph">
      <style:paragraph-properties fo:background-color="#FFFFFF"/>
      <style:text-properties style:font-name="Inter" style:font-name-asian="Inter" style:font-name-complex="Inter" fo:color="#222222"/>
    </style:style>
    <style:style style:name="P5" style:parent-style-name="Standard" style:family="paragraph">
      <style:paragraph-properties fo:background-color="#FFFFFF"/>
    </style:style>
    <style:style style:name="T6" style:parent-style-name="Policepardéfaut" style:family="text">
      <style:text-properties style:font-name="Inter" style:font-name-asian="Inter" style:font-name-complex="Inter" fo:color="#222222"/>
    </style:style>
    <style:style style:name="T7" style:parent-style-name="Policepardéfaut" style:family="text">
      <style:text-properties style:font-name="Inter" style:font-name-asian="Inter" style:font-name-complex="Inter" fo:font-style="italic" style:font-style-asian="italic" fo:color="#222222"/>
    </style:style>
    <style:style style:name="P8" style:parent-style-name="Standard" style:family="paragraph">
      <style:paragraph-properties fo:background-color="#FFFFFF"/>
    </style:style>
    <style:style style:name="P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10" style:parent-style-name="Standard" style:family="paragraph">
      <style:paragraph-properties fo:margin-left="1.25in">
        <style:tab-stops/>
      </style:paragraph-properties>
    </style:style>
    <style:style style:name="T1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2" style:parent-style-name="Policepardéfaut" style:family="text">
      <style:text-properties style:font-name="Inter" style:font-name-asian="Inter" style:font-name-complex="Inter" fo:color="#222222"/>
    </style:style>
    <style:style style:name="T13" style:parent-style-name="Policepardéfaut" style:family="text">
      <style:text-properties style:font-name="Inter" style:font-name-asian="Inter" style:font-name-complex="Inter" fo:color="#222222"/>
    </style:style>
    <style:style style:name="T14" style:parent-style-name="Policepardéfaut" style:family="text">
      <style:text-properties style:font-name="Inter" style:font-name-asian="Inter" style:font-name-complex="Inter" fo:color="#222222"/>
    </style:style>
    <style:style style:name="P15" style:parent-style-name="Standard" style:family="paragraph">
      <style:paragraph-properties fo:margin-left="1.25in">
        <style:tab-stops/>
      </style:paragraph-properties>
    </style:style>
    <style:style style:name="T1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7" style:parent-style-name="Policepardéfaut" style:family="text">
      <style:text-properties style:font-name="Inter" style:font-name-asian="Inter" style:font-name-complex="Inter" fo:color="#222222"/>
    </style:style>
    <style:style style:name="T18" style:parent-style-name="Policepardéfaut" style:family="text">
      <style:text-properties style:font-name="Inter" style:font-name-asian="Inter" style:font-name-complex="Inter" fo:color="#222222"/>
    </style:style>
    <style:style style:name="P19" style:parent-style-name="Standard" style:family="paragraph">
      <style:paragraph-properties fo:margin-left="1.25in">
        <style:tab-stops/>
      </style:paragraph-properties>
    </style:style>
    <style:style style:name="T20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21" style:parent-style-name="Policepardéfaut" style:family="text">
      <style:text-properties style:font-name="Inter" style:font-name-asian="Inter" style:font-name-complex="Inter" fo:color="#222222"/>
    </style:style>
    <style:style style:name="T22" style:parent-style-name="Policepardéfaut" style:family="text">
      <style:text-properties style:font-name="Inter" style:font-name-asian="Inter" style:font-name-complex="Inter" fo:color="#222222"/>
    </style:style>
    <style:style style:name="P23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24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25" style:parent-style-name="Standard" style:family="paragraph">
      <style:paragraph-properties fo:margin-left="1.25in">
        <style:tab-stops/>
      </style:paragraph-properties>
    </style:style>
    <style:style style:name="T2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27" style:parent-style-name="Policepardéfaut" style:family="text">
      <style:text-properties style:font-name="Inter" style:font-name-asian="Inter" style:font-name-complex="Inter" fo:color="#222222"/>
    </style:style>
    <style:style style:name="T28" style:parent-style-name="Policepardéfaut" style:family="text">
      <style:text-properties style:font-name="Inter" style:font-name-asian="Inter" style:font-name-complex="Inter" fo:color="#222222"/>
    </style:style>
    <style:style style:name="T29" style:parent-style-name="Policepardéfaut" style:family="text">
      <style:text-properties style:font-name="Inter" style:font-name-asian="Inter" style:font-name-complex="Inter" fo:color="#222222"/>
    </style:style>
    <style:style style:name="P30" style:parent-style-name="Standard" style:family="paragraph">
      <style:paragraph-properties fo:margin-left="1.25in">
        <style:tab-stops/>
      </style:paragraph-properties>
    </style:style>
    <style:style style:name="T3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32" style:parent-style-name="Policepardéfaut" style:family="text">
      <style:text-properties style:font-name="Inter" style:font-name-asian="Inter" style:font-name-complex="Inter" fo:color="#222222"/>
    </style:style>
    <style:style style:name="T33" style:parent-style-name="Policepardéfaut" style:family="text">
      <style:text-properties style:font-name="Inter" style:font-name-asian="Inter" style:font-name-complex="Inter" fo:color="#222222"/>
    </style:style>
    <style:style style:name="P34" style:parent-style-name="Standard" style:family="paragraph">
      <style:paragraph-properties fo:margin-left="1.25in">
        <style:tab-stops/>
      </style:paragraph-properties>
    </style:style>
    <style:style style:name="T35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36" style:parent-style-name="Policepardéfaut" style:family="text">
      <style:text-properties style:font-name="Inter" style:font-name-asian="Inter" style:font-name-complex="Inter" fo:color="#222222"/>
    </style:style>
    <style:style style:name="T37" style:parent-style-name="Policepardéfaut" style:family="text">
      <style:text-properties style:font-name="Inter" style:font-name-asian="Inter" style:font-name-complex="Inter" fo:color="#222222"/>
    </style:style>
    <style:style style:name="P38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3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40" style:parent-style-name="Standard" style:family="paragraph">
      <style:paragraph-properties fo:margin-left="1.25in">
        <style:tab-stops/>
      </style:paragraph-properties>
    </style:style>
    <style:style style:name="T4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42" style:parent-style-name="Policepardéfaut" style:family="text">
      <style:text-properties style:font-name="Inter" style:font-name-asian="Inter" style:font-name-complex="Inter" fo:color="#222222"/>
    </style:style>
    <style:style style:name="T43" style:parent-style-name="Policepardéfaut" style:family="text">
      <style:text-properties style:font-name="Inter" style:font-name-asian="Inter" style:font-name-complex="Inter" fo:color="#222222"/>
    </style:style>
    <style:style style:name="T44" style:parent-style-name="Policepardéfaut" style:family="text">
      <style:text-properties style:font-name="Inter" style:font-name-asian="Inter" style:font-name-complex="Inter" fo:color="#222222"/>
    </style:style>
    <style:style style:name="P45" style:parent-style-name="Standard" style:family="paragraph">
      <style:paragraph-properties fo:margin-left="1.25in">
        <style:tab-stops/>
      </style:paragraph-properties>
    </style:style>
    <style:style style:name="T4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47" style:parent-style-name="Policepardéfaut" style:family="text">
      <style:text-properties style:font-name="Inter" style:font-name-asian="Inter" style:font-name-complex="Inter" fo:color="#222222"/>
    </style:style>
    <style:style style:name="T48" style:parent-style-name="Policepardéfaut" style:family="text">
      <style:text-properties style:font-name="Inter" style:font-name-asian="Inter" style:font-name-complex="Inter" fo:color="#222222"/>
    </style:style>
    <style:style style:name="P49" style:parent-style-name="Standard" style:family="paragraph">
      <style:paragraph-properties fo:margin-left="1.25in">
        <style:tab-stops/>
      </style:paragraph-properties>
    </style:style>
    <style:style style:name="T50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51" style:parent-style-name="Policepardéfaut" style:family="text">
      <style:text-properties style:font-name="Inter" style:font-name-asian="Inter" style:font-name-complex="Inter" fo:color="#222222"/>
    </style:style>
    <style:style style:name="T52" style:parent-style-name="Policepardéfaut" style:family="text">
      <style:text-properties style:font-name="Inter" style:font-name-asian="Inter" style:font-name-complex="Inter" fo:color="#222222"/>
    </style:style>
    <style:style style:name="P53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54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55" style:parent-style-name="Standard" style:family="paragraph">
      <style:paragraph-properties fo:margin-left="1.25in">
        <style:tab-stops/>
      </style:paragraph-properties>
    </style:style>
    <style:style style:name="T5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57" style:parent-style-name="Policepardéfaut" style:family="text">
      <style:text-properties style:font-name="Inter" style:font-name-asian="Inter" style:font-name-complex="Inter" fo:color="#222222"/>
    </style:style>
    <style:style style:name="T58" style:parent-style-name="Policepardéfaut" style:family="text">
      <style:text-properties style:font-name="Inter" style:font-name-asian="Inter" style:font-name-complex="Inter" fo:color="#222222"/>
    </style:style>
    <style:style style:name="T59" style:parent-style-name="Policepardéfaut" style:family="text">
      <style:text-properties style:font-name="Inter" style:font-name-asian="Inter" style:font-name-complex="Inter" fo:color="#222222"/>
    </style:style>
    <style:style style:name="P60" style:parent-style-name="Standard" style:family="paragraph">
      <style:paragraph-properties fo:margin-left="1.25in">
        <style:tab-stops/>
      </style:paragraph-properties>
    </style:style>
    <style:style style:name="T6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62" style:parent-style-name="Policepardéfaut" style:family="text">
      <style:text-properties style:font-name="Inter" style:font-name-asian="Inter" style:font-name-complex="Inter" fo:color="#222222"/>
    </style:style>
    <style:style style:name="T63" style:parent-style-name="Policepardéfaut" style:family="text">
      <style:text-properties style:font-name="Inter" style:font-name-asian="Inter" style:font-name-complex="Inter" fo:color="#222222"/>
    </style:style>
    <style:style style:name="P64" style:parent-style-name="Standard" style:family="paragraph">
      <style:paragraph-properties fo:margin-left="1.25in">
        <style:tab-stops/>
      </style:paragraph-properties>
    </style:style>
    <style:style style:name="T65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66" style:parent-style-name="Policepardéfaut" style:family="text">
      <style:text-properties style:font-name="Inter" style:font-name-asian="Inter" style:font-name-complex="Inter" fo:color="#222222"/>
    </style:style>
    <style:style style:name="T67" style:parent-style-name="Policepardéfaut" style:family="text">
      <style:text-properties style:font-name="Inter" style:font-name-asian="Inter" style:font-name-complex="Inter" fo:color="#222222"/>
    </style:style>
    <style:style style:name="P68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6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70" style:parent-style-name="Standard" style:family="paragraph">
      <style:paragraph-properties fo:margin-left="1.25in">
        <style:tab-stops/>
      </style:paragraph-properties>
    </style:style>
    <style:style style:name="T7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72" style:parent-style-name="Policepardéfaut" style:family="text">
      <style:text-properties style:font-name="Inter" style:font-name-asian="Inter" style:font-name-complex="Inter" fo:color="#222222"/>
    </style:style>
    <style:style style:name="T73" style:parent-style-name="Policepardéfaut" style:family="text">
      <style:text-properties style:font-name="Inter" style:font-name-asian="Inter" style:font-name-complex="Inter" fo:color="#222222"/>
    </style:style>
    <style:style style:name="T74" style:parent-style-name="Policepardéfaut" style:family="text">
      <style:text-properties style:font-name="Inter" style:font-name-asian="Inter" style:font-name-complex="Inter" fo:color="#222222"/>
    </style:style>
    <style:style style:name="P75" style:parent-style-name="Standard" style:family="paragraph">
      <style:paragraph-properties fo:margin-left="1.25in">
        <style:tab-stops/>
      </style:paragraph-properties>
    </style:style>
    <style:style style:name="T7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77" style:parent-style-name="Policepardéfaut" style:family="text">
      <style:text-properties style:font-name="Inter" style:font-name-asian="Inter" style:font-name-complex="Inter" fo:color="#222222"/>
    </style:style>
    <style:style style:name="T78" style:parent-style-name="Policepardéfaut" style:family="text">
      <style:text-properties style:font-name="Inter" style:font-name-asian="Inter" style:font-name-complex="Inter" fo:color="#222222"/>
    </style:style>
    <style:style style:name="P79" style:parent-style-name="Standard" style:family="paragraph">
      <style:paragraph-properties fo:margin-left="1.25in">
        <style:tab-stops/>
      </style:paragraph-properties>
    </style:style>
    <style:style style:name="T80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81" style:parent-style-name="Policepardéfaut" style:family="text">
      <style:text-properties style:font-name="Inter" style:font-name-asian="Inter" style:font-name-complex="Inter" fo:color="#222222"/>
    </style:style>
    <style:style style:name="T82" style:parent-style-name="Policepardéfaut" style:family="text">
      <style:text-properties style:font-name="Inter" style:font-name-asian="Inter" style:font-name-complex="Inter" fo:color="#222222"/>
    </style:style>
    <style:style style:name="P83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84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85" style:parent-style-name="Standard" style:family="paragraph">
      <style:paragraph-properties fo:margin-left="1.25in">
        <style:tab-stops/>
      </style:paragraph-properties>
    </style:style>
    <style:style style:name="T8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87" style:parent-style-name="Policepardéfaut" style:family="text">
      <style:text-properties style:font-name="Inter" style:font-name-asian="Inter" style:font-name-complex="Inter" fo:color="#222222"/>
    </style:style>
    <style:style style:name="T88" style:parent-style-name="Policepardéfaut" style:family="text">
      <style:text-properties style:font-name="Inter" style:font-name-asian="Inter" style:font-name-complex="Inter" fo:color="#222222"/>
    </style:style>
    <style:style style:name="T89" style:parent-style-name="Policepardéfaut" style:family="text">
      <style:text-properties style:font-name="Inter" style:font-name-asian="Inter" style:font-name-complex="Inter" fo:color="#222222"/>
    </style:style>
    <style:style style:name="P90" style:parent-style-name="Standard" style:family="paragraph">
      <style:paragraph-properties fo:margin-left="1.25in">
        <style:tab-stops/>
      </style:paragraph-properties>
    </style:style>
    <style:style style:name="T9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92" style:parent-style-name="Policepardéfaut" style:family="text">
      <style:text-properties style:font-name="Inter" style:font-name-asian="Inter" style:font-name-complex="Inter" fo:color="#222222"/>
    </style:style>
    <style:style style:name="T93" style:parent-style-name="Policepardéfaut" style:family="text">
      <style:text-properties style:font-name="Inter" style:font-name-asian="Inter" style:font-name-complex="Inter" fo:color="#222222"/>
    </style:style>
    <style:style style:name="P94" style:parent-style-name="Standard" style:family="paragraph">
      <style:paragraph-properties fo:margin-left="1.25in">
        <style:tab-stops/>
      </style:paragraph-properties>
    </style:style>
    <style:style style:name="T95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96" style:parent-style-name="Policepardéfaut" style:family="text">
      <style:text-properties style:font-name="Inter" style:font-name-asian="Inter" style:font-name-complex="Inter" fo:color="#222222"/>
    </style:style>
    <style:style style:name="T97" style:parent-style-name="Policepardéfaut" style:family="text">
      <style:text-properties style:font-name="Inter" style:font-name-asian="Inter" style:font-name-complex="Inter" fo:color="#222222"/>
    </style:style>
    <style:style style:name="P98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9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100" style:parent-style-name="Standard" style:family="paragraph">
      <style:paragraph-properties fo:margin-left="1.25in">
        <style:tab-stops/>
      </style:paragraph-properties>
    </style:style>
    <style:style style:name="T10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02" style:parent-style-name="Policepardéfaut" style:family="text">
      <style:text-properties style:font-name="Inter" style:font-name-asian="Inter" style:font-name-complex="Inter" fo:color="#222222"/>
    </style:style>
    <style:style style:name="T103" style:parent-style-name="Policepardéfaut" style:family="text">
      <style:text-properties style:font-name="Inter" style:font-name-asian="Inter" style:font-name-complex="Inter" fo:color="#222222"/>
    </style:style>
    <style:style style:name="T104" style:parent-style-name="Policepardéfaut" style:family="text">
      <style:text-properties style:font-name="Inter" style:font-name-asian="Inter" style:font-name-complex="Inter" fo:color="#222222"/>
    </style:style>
    <style:style style:name="P105" style:parent-style-name="Standard" style:family="paragraph">
      <style:paragraph-properties fo:margin-left="1.25in">
        <style:tab-stops/>
      </style:paragraph-properties>
    </style:style>
    <style:style style:name="T10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07" style:parent-style-name="Policepardéfaut" style:family="text">
      <style:text-properties style:font-name="Inter" style:font-name-asian="Inter" style:font-name-complex="Inter" fo:color="#222222"/>
    </style:style>
    <style:style style:name="T108" style:parent-style-name="Policepardéfaut" style:family="text">
      <style:text-properties style:font-name="Inter" style:font-name-asian="Inter" style:font-name-complex="Inter" fo:color="#222222"/>
    </style:style>
    <style:style style:name="P109" style:parent-style-name="Standard" style:family="paragraph">
      <style:paragraph-properties fo:margin-left="1.25in">
        <style:tab-stops/>
      </style:paragraph-properties>
    </style:style>
    <style:style style:name="T110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11" style:parent-style-name="Policepardéfaut" style:family="text">
      <style:text-properties style:font-name="Inter" style:font-name-asian="Inter" style:font-name-complex="Inter" fo:color="#222222"/>
    </style:style>
    <style:style style:name="T112" style:parent-style-name="Policepardéfaut" style:family="text">
      <style:text-properties style:font-name="Inter" style:font-name-asian="Inter" style:font-name-complex="Inter" fo:color="#222222"/>
    </style:style>
  </office:automatic-styles>
  <office:body>
    <office:text text:use-soft-page-breaks="true">
      <text:h text:style-name="P1" text:outline-level="1"><text:bookmark-start text:name="_c6ys054n1aw8"/><text:bookmark-end text:name="_c6ys054n1aw8"/><text:span text:style-name="T2">Protocoles de test</text:span></text:h>
      <text:p text:style-name="Standard"><text:span text:style-name="T3">Utilisez le template ci-dessous pour remplir le document – remplacez les mots en italique.</text:span></text:p>
      <text:p text:style-name="P4"/>
      <text:p text:style-name="P5"><text:span text:style-name="T6">Objectif Test :<text:s/></text:span><text:span text:style-name="T7">La spécification des notes de Louis que je teste</text:span></text:p>
      <text:p text:style-name="P8"/>
      <text:p text:style-name="P9">Test 1 : Vérifier que le produit doit avoir un nom (Test_Nom)</text:p>
      <text:p text:style-name="P10"><text:span text:style-name="T11">Étape 1 (Arrange)</text:span><text:span text:style-name="T12"><text:s/>:</text:span><text:span text:style-name="T13"><text:line-break/>Créer un ProductViewModel avec Name = null, Price = "10", Stock = "5".</text:span><text:span text:style-name="T14"><text:line-break/>Créer une instance de ProductService en injectant un FakeLocalizer.</text:span></text:p>
      <text:p text:style-name="P15"><text:span text:style-name="T16">Étape 2 (Act)</text:span><text:span text:style-name="T17"><text:s/>:</text:span><text:span text:style-name="T18"><text:line-break/>Utilise la méthode CheckProductModelErrors(produit).</text:span></text:p>
      <text:p text:style-name="P19"><text:span text:style-name="T20">Étape 3 (Assert) : Vérification</text:span><text:span text:style-name="T21"><text:s/>:</text:span><text:span text:style-name="T22"><text:line-break/>Vérifier que la liste d’erreurs contient "MissingName".</text:span></text:p>
      <text:p text:style-name="P23"/>
      <text:p text:style-name="P24">Test 2 : Vérifier que le champ Prix est obligatoire (Test_Prix)</text:p>
      <text:p text:style-name="P25"><text:span text:style-name="T26">Étape 1 (Arrange)</text:span><text:span text:style-name="T27"><text:s/>:</text:span><text:span text:style-name="T28"><text:line-break/>Créer un ProductViewModel avec Name = "ProduitTest", Price = "", Stock = "5".</text:span><text:span text:style-name="T29"><text:line-break/>Créer une instance de ProductService avec FakeLocalizer.</text:span></text:p>
      <text:p text:style-name="P30"><text:span text:style-name="T31">Étape 2 (Act)</text:span><text:span text:style-name="T32"><text:s/>:</text:span><text:span text:style-name="T33"><text:line-break/>Utilise CheckProductModelErrors(produit).</text:span></text:p>
      <text:p text:style-name="P34"><text:span text:style-name="T35">Étape 3 (Assert) : Vérification</text:span><text:span text:style-name="T36"><text:s/>:</text:span><text:span text:style-name="T37"><text:line-break/>Vérifier que la liste d’erreurs contient "MissingPrice".</text:span></text:p>
      <text:p text:style-name="P38"/>
      <text:p text:style-name="P39">Test 3 : Vérifier que le prix doit être un nombre (Test_PrixNombre)</text:p>
      <text:p text:style-name="P40"><text:span text:style-name="T41">Étape 1 (Arrange)</text:span><text:span text:style-name="T42"><text:s/>:</text:span><text:span text:style-name="T43"><text:line-break/>Créer un ProductViewModel avec Name = "ProduitTest", Price = "abc", Stock = "5".</text:span><text:span text:style-name="T44"><text:line-break/>Créer une instance de ProductService.</text:span></text:p>
      <text:p text:style-name="P45"><text:span text:style-name="T46">Étape 2 (Act)</text:span><text:span text:style-name="T47"><text:s/>:</text:span><text:span text:style-name="T48"><text:line-break/>Utilise CheckProductModelErrors(produit).</text:span></text:p>
      <text:p text:style-name="P49"><text:span text:style-name="T50">Étape 3 (Assert) : Vérification</text:span><text:span text:style-name="T51"><text:s/>:</text:span><text:span text:style-name="T52"><text:line-break/>Vérifier que la liste d’erreurs contient "PriceNotANumber".</text:span></text:p>
      <text:p text:style-name="P53"/>
      <text:p text:style-name="P54">Test 4 : Vérifier que le prix doit être supérieur à zéro (Test_PrixSuperieurAZero)</text:p>
      <text:p text:style-name="P55"><text:span text:style-name="T56">Étape 1 (Arrange)</text:span><text:span text:style-name="T57"><text:s/>:</text:span><text:span text:style-name="T58"><text:line-break/>Créer un ProductViewModel avec Name = "ProduitTest", Price = "0", Stock = "5".</text:span><text:span text:style-name="T59"><text:line-break/>Créer une instance de ProductService.</text:span></text:p>
      <text:p text:style-name="P60"><text:span text:style-name="T61">Étape 2 (Act)</text:span><text:span text:style-name="T62"><text:s/>:</text:span><text:span text:style-name="T63"><text:line-break/>Utilise CheckProductModelErrors(produit).</text:span></text:p>
      <text:p text:style-name="P64"><text:span text:style-name="T65">Étape 3 (Assert) : Vérification</text:span><text:span text:style-name="T66"><text:s/>:</text:span><text:span text:style-name="T67"><text:line-break/>Vérifier que la liste d’erreurs contient "PriceNotGreaterThanZero".</text:span></text:p>
      <text:p text:style-name="P68"/>
      <text:soft-page-break/>
      <text:p text:style-name="P69">Test 5 : Vérifier que la quantité est obligatoire (Test_Quantite)</text:p>
      <text:p text:style-name="P70"><text:span text:style-name="T71">Étape 1 (Arrange)</text:span><text:span text:style-name="T72"><text:s/>:</text:span><text:span text:style-name="T73"><text:line-break/>Créer un ProductViewModel avec Name = "ProduitTest", Price = "10", Stock = "".</text:span><text:span text:style-name="T74"><text:line-break/>Créer une instance de ProductService.</text:span></text:p>
      <text:p text:style-name="P75"><text:span text:style-name="T76">Étape 2 (Act)</text:span><text:span text:style-name="T77"><text:s/>:</text:span><text:span text:style-name="T78"><text:line-break/>Utilise CheckProductModelErrors(produit).</text:span></text:p>
      <text:p text:style-name="P79"><text:span text:style-name="T80">Étape 3 (Assert) : Vérification</text:span><text:span text:style-name="T81"><text:s/>:</text:span><text:span text:style-name="T82"><text:line-break/>Vérifier que la liste d’erreurs contient "MissingQuantity".</text:span></text:p>
      <text:p text:style-name="P83"/>
      <text:p text:style-name="P84">Test 6 : Vérifier que la quantité doit être un nombre entier (Test_QuantiteNombr)</text:p>
      <text:p text:style-name="P85"><text:span text:style-name="T86">Étape 1 (Arrange)</text:span><text:span text:style-name="T87"><text:s/>:</text:span><text:span text:style-name="T88"><text:line-break/>Créer un ProductViewModel avec Name = "ProduitTest", Price = "10", Stock = "abc".</text:span><text:span text:style-name="T89"><text:line-break/>Créer une instance de ProductService.</text:span></text:p>
      <text:p text:style-name="P90"><text:span text:style-name="T91">Étape 2 (Act)</text:span><text:span text:style-name="T92"><text:s/>:</text:span><text:span text:style-name="T93"><text:line-break/>Utilise CheckProductModelErrors(produit).</text:span></text:p>
      <text:p text:style-name="P94"><text:span text:style-name="T95">Étape 3 (Assert) : Vérification</text:span><text:span text:style-name="T96"><text:s/>:</text:span><text:span text:style-name="T97"><text:line-break/>Vérifier que la liste d’erreurs contient "StockNotAnInteger"</text:span></text:p>
      <text:p text:style-name="P98"/>
      <text:p text:style-name="P99">Test 7 : Vérifier que la quantité doit être supérieure à zéro (Test_QuantiteSuperieureAZero)</text:p>
      <text:p text:style-name="P100"><text:span text:style-name="T101">Étape 1 (Arrange)</text:span><text:span text:style-name="T102"><text:s/>:</text:span><text:span text:style-name="T103"><text:line-break/>Créer un ProductViewModel avec Name = "ProduitTest", Price = "10", Stock = "0".</text:span><text:span text:style-name="T104"><text:line-break/>Créer une instance de ProductService.</text:span></text:p>
      <text:p text:style-name="P105"><text:span text:style-name="T106">Étape 2 (Act)</text:span><text:span text:style-name="T107"><text:s/>:</text:span><text:span text:style-name="T108"><text:line-break/>Utilise CheckProductModelErrors(produit).</text:span></text:p>
      <text:p text:style-name="P109"><text:span text:style-name="T110">Étape 3 (Assert) : Vérification</text:span><text:span text:style-name="T111"><text:s/>:</text:span><text:span text:style-name="T112"><text:line-break/>Vérifier que la liste d’erreurs contient "StockNotGreaterThanZero"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SKRI Idriss (Normandie)</dc:creator>
    <meta:creation-date>2025-04-15T13:24:00Z</meta:creation-date>
    <dc:date>2025-06-03T09:32:00Z</dc:date>
    <meta:template xlink:href="Normal" xlink:type="simple"/>
    <meta:editing-cycles>7</meta:editing-cycles>
    <meta:editing-duration>PT2340S</meta:editing-duration>
    <meta:document-statistic meta:page-count="2" meta:paragraph-count="5" meta:word-count="429" meta:character-count="2786" meta:row-count="19" meta:non-whitespace-character-count="2362"/>
  </office:meta>
</office:document-meta>
</file>